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draw:marker-end="Arrow" draw:marker-end-width="0.102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4.146cm" svg:height="3.385cm" svg:x="0.562cm" svg:y="0.636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4.137cm" svg:y="4.632cm"/>
          <draw:glue-point draw:id="5" svg:x="4.269cm" svg:y="-0.028cm"/>
          <draw:glue-point draw:id="6" svg:x="1.956cm" svg:y="-0.93cm"/>
          <draw:glue-point draw:id="7" svg:x="2.515cm" svg:y="-0.93cm"/>
        </draw:frame>
        <draw:custom-shape draw:style-name="gr2" draw:text-style-name="P1" xml:id="id1" draw:id="id1" draw:layer="layout" svg:width="0.465cm" svg:height="0.595cm" svg:x="2.001cm" svg:y="2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046cm" svg:height="0.723cm" svg:x="3.162cm" svg:y="1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65cm" svg:height="0.595cm" svg:x="1.963cm" svg:y="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046cm" svg:height="0.723cm" svg:x="3.162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966cm" svg:height="2.455cm" svg:x="5.371cm" svg:y="0.321cm">
          <draw:text-box>
            <text:p text:style-name="P2"><text:span text:style-name="T1">جہاں تابع متغیرہ</text:span></text:p>
            <text:p text:style-name="P2"><text:span text:style-name="T1"><text:s/></text:span><text:span text:style-name="T1">کی قیمت <text:s text:c="3"/>ہے</text:span></text:p>
            <text:p text:style-name="P2"><text:span text:style-name="T1">ان صفوں کے ارکانِ</text:span></text:p>
            <text:p text:style-name="P2"><text:span text:style-name="T1"><text:s/></text:span><text:span text:style-name="T1">ضرب کا مجموعہ لیں</text:span></text:p>
          </draw:text-box>
        </draw:frame>
        <draw:frame draw:style-name="gr1" draw:layer="layout" svg:width="0.377cm" svg:height="0.389cm" svg:x="6.59cm" svg:y="1.0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4" draw:text-style-name="P1" draw:layer="layout" draw:type="curve" svg:x1="2.466cm" svg:y1="2.324cm" svg:x2="3.162cm" svg:y2="2.285cm" draw:start-shape="id1" draw:start-glue-point="10" draw:end-shape="id2" draw:end-glue-point="6" svg:d="m2466 2324c522 0 174-39 696-39">
          <text:p/>
        </draw:connector>
        <draw:connector draw:style-name="gr4" draw:text-style-name="P1" draw:layer="layout" draw:type="curve" svg:x1="2.428cm" svg:y1="3.642cm" svg:x2="3.162cm" svg:y2="3.693cm" draw:start-shape="id3" draw:start-glue-point="10" draw:end-shape="id4" draw:end-glue-point="6" svg:d="m2428 3642c550 0 184 51 734 51">
          <text:p/>
        </draw:connector>
        <draw:frame draw:style-name="gr1" xml:id="id5" draw:id="id5" draw:layer="layout" svg:width="2.545cm" svg:height="0.47cm" svg:x="5.467cm" svg:y="3.566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3.487cm" svg:y="5cm"/>
        </draw:frame>
        <draw:connector draw:style-name="gr5" draw:text-style-name="P1" draw:layer="layout" draw:type="curve" draw:line-skew="-0.485cm" svg:x1="4.055cm" svg:y1="2.54cm" svg:x2="6.544cm" svg:y2="3.498cm" draw:start-shape="id2" draw:start-glue-point="9" svg:d="m4055 2540c0 447 2489-32 2489 958">
          <text:p/>
        </draw:connector>
        <draw:connector draw:style-name="gr5" draw:text-style-name="P1" draw:layer="layout" draw:type="curve" draw:line-skew="0.109cm" svg:x1="3.685cm" svg:y1="4.054cm" svg:x2="7.626cm" svg:y2="4.036cm" draw:start-shape="id4" draw:start-glue-point="8" draw:end-shape="id5" draw:end-glue-point="4" svg:d="m3685 4054c0 915 3941 924 3941-18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22T20:39:59</dc:date>
    <dc:creator>khalid khan</dc:creator>
    <meta:editing-duration>PT7H38M45S</meta:editing-duration>
    <meta:editing-cycles>31</meta:editing-cycles>
    <meta:generator>LibreOffice/3.4$Linux LibreOffice_project/340m1$Build-402</meta:generator>
    <meta:document-statistic meta:object-count="12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n>0</mn>
                    </mrow>
                  </mrow>
                </mstyle>
              </mphantom>
              <mi>B</mi>
              <mphantom>
                <mstyle>
                  <mrow>
                    <mrow>
                      <mn>00</mn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</mrow>
                  </mrow>
                </mstyle>
              </mphantom>
              <mi mathvariant="italic">ضرب</mi>
              <mi mathvariant="italic">ارکان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  <mphantom>
                <mstyle>
                  <mrow>
                    <mrow>
                      <mn>0000</mn>
                    </mrow>
                  </mrow>
                </mstyle>
              </mphantom>
              <mover accent="true">
                <mrow>
                  <mi>A</mi>
                </mrow>
                <mo>¯</mo>
              </mover>
              <mover accent="true">
                <mrow>
                  <mi>B</mi>
                </mrow>
                <mo>¯</mo>
              </mover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  <mphantom>
                <mstyle>
                  <mrow>
                    <mrow>
                      <mn>0000</mn>
                    </mrow>
                  </mrow>
                </mstyle>
              </mphantom>
              <mover accent="true">
                <mrow>
                  <mi>A</mi>
                </mrow>
                <mo>¯</mo>
              </mover>
              <mi>B</mi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  <mphantom>
                <mstyle>
                  <mrow>
                    <mrow>
                      <mn>0000</mn>
                    </mrow>
                  </mrow>
                </mstyle>
              </mphantom>
              <mi>A</mi>
              <mover accent="true">
                <mrow>
                  <mi>B</mi>
                </mrow>
                <mo>¯</mo>
              </mover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  <mphantom>
                <mstyle>
                  <mrow>
                    <mrow>
                      <mn>0000</mn>
                    </mrow>
                  </mrow>
                </mstyle>
              </mphantom>
              <mi>A</mi>
              <mi>B</mi>
            </mrow>
          </mtd>
        </mtr>
      </mtable>
    </mrow>
    <annotation encoding="StarMath 5.0">stack{
alignl A phantom{0} B phantom{00} C phantom{0}  ضرب ارکان #
alignl 0 phantom{0} 0 phantom{000} 0 phantom{0000} overline{A} overline{B} #
alignl 0 phantom{0} 1 phantom{000} 1 phantom{0000} overline{A} B #
alignl 1 phantom{0} 0 phantom{000} 0 phantom{0000} A overline{B} #
alignl 1 phantom{0} 1 phantom{000} 1 phantom{0000} A B 
}</annotation>
  </semantics>
</math>
</file>

<file path=Object 2/content.xml><?xml version="1.0" encoding="utf-8"?>
<math xmlns="http://www.w3.org/1998/Math/MathML">
  <semantics>
    <mrow>
      <mn>1</mn>
    </mrow>
    <annotation encoding="StarMath 5.0">1</annotation>
  </semantics>
</math>
</file>

<file path=Object 3/content.xml><?xml version="1.0" encoding="utf-8"?>
<math xmlns="http://www.w3.org/1998/Math/MathML">
  <semantics>
    <mrow>
      <mrow>
        <mi>C</mi>
        <mo stretchy="false">=</mo>
        <mover accent="true">
          <mrow>
            <mi>A</mi>
          </mrow>
          <mo>¯</mo>
        </mover>
      </mrow>
      <mrow>
        <mi>B</mi>
        <mo stretchy="false">+</mo>
        <mi>A</mi>
      </mrow>
      <mi>B</mi>
    </mrow>
    <annotation encoding="StarMath 5.0">C=overline{A} B + A B</annotation>
  </semantics>
</math>
</file>